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0.901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13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2-title">
      <style:graphic-properties draw:auto-grow-height="true" fo:min-height="2.4cm"/>
    </style:style>
    <style:style style:name="pr8" style:family="presentation" style:parent-style-name="LushGreen2-outline1">
      <style:graphic-properties fo:min-height="11.93cm"/>
    </style:style>
    <style:style style:name="pr9" style:family="presentation" style:parent-style-name="LushGreen2-notes">
      <style:graphic-properties draw:fill-color="#ffffff" draw:auto-grow-height="true" fo:min-height="13.364cm"/>
    </style:style>
    <style:style style:name="pr10" style:family="presentation" style:parent-style-name="LushGreen3-title">
      <style:graphic-properties fo:min-height="2.4cm"/>
    </style:style>
    <style:style style:name="pr11" style:family="presentation" style:parent-style-name="LushGreen3-outline1">
      <style:graphic-properties fo:min-height="6.55cm"/>
    </style:style>
    <style:style style:name="pr12" style:family="presentation" style:parent-style-name="LushGreen3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/>
    </style:style>
    <style:style style:name="T2" style:family="text">
      <style:text-properties fo:font-size="20pt" fo:font-style="italic" style:font-style-asian="italic" style:font-style-complex="italic"/>
    </style:style>
    <style:style style:name="T3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ytest, Docker, Flask</text:p>
          </draw:text-box>
        </draw:frame>
        <draw:frame draw:style-name="gr1" draw:text-style-name="P2" draw:layer="layout" svg:width="3.4cm" svg:height="0.848cm" svg:x="12.3cm" svg:y="14cm">
          <draw:text-box>
            <text:p text:style-name="P1">Neil G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- Welcome</text:p>
              <text:p>- About me</text:p>
              <text:p>- History using Python</text:p>
              <text:p>- Recent usage doing system testing</text:p>
              <text:p><text:tab/>- Complex system</text:p>
              <text:p><text:tab/>- Black-box testing using public REST API</text:p>
              <text:p><text:tab/>- Dockerised applications</text:p>
              <text:p/>
            </draw:text-box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4.6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8.8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cm" svg:y1="7.6cm" svg:x2="18.8cm" svg:y2="7.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- Imagine a simple client-server system</text:p>
              <text:p>- Business logic (hopefully in server)</text:p>
              <text:p>- But embedded in code</text:p>
              <text:p>- Hard to change</text:p>
              <text:p>- Hard to verify</text:p>
              <text:p>- Does not necessarily produce audit logs</text:p>
              <text:p/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Bank</text:p>
          </draw:text-box>
        </draw:frame>
        <draw:g>
          <draw:custom-shape draw:style-name="gr3" draw:text-style-name="P1" draw:layer="layout" svg:width="4.6cm" svg:height="2.6cm" svg:x="2.7cm" svg:y="6cm">
            <text:p text:style-name="P1">Web</text:p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6cm">
            <text:p text:style-name="P1">Web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7.2cm" svg:x2="12.3cm" svg:y2="7.2cm">
            <text:p/>
          </draw:line>
          <draw:custom-shape draw:style-name="gr3" draw:text-style-name="P1" draw:layer="layout" svg:width="4.6cm" svg:height="2.6cm" svg:x="2.7cm" svg:y="9.8cm">
            <text:p text:style-name="P1">Mobile</text:p>
            <text:p text:style-name="P1">App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9.8cm">
            <text:p text:style-name="P1">Mobile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1cm" svg:x2="12.3cm" svg:y2="11cm">
            <text:p/>
          </draw:line>
          <draw:custom-shape draw:style-name="gr3" draw:text-style-name="P1" draw:layer="layout" svg:width="4.6cm" svg:height="2.6cm" svg:x="2.7cm" svg:y="13.6cm">
            <text:p text:style-name="P1">Telephon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13.6cm">
            <text:p text:style-name="P1">IVR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4.8cm" svg:x2="12.3cm" svg:y2="14.8cm">
            <text:p/>
          </draw:line>
          <draw:custom-shape draw:style-name="gr3" draw:text-style-name="P1" draw:layer="layout" svg:width="4.6cm" svg:height="2.6cm" svg:x="20.7cm" svg:y="9.8cm">
            <text:p text:style-name="P1">Banking</text:p>
            <text:p text:style-name="P1">System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9cm" svg:y1="7.2cm" svg:x2="20.7cm" svg:y2="11cm">
            <text:p/>
          </draw:line>
          <draw:line draw:style-name="gr4" draw:text-style-name="P4" draw:layer="layout" svg:x1="16.9cm" svg:y1="11cm" svg:x2="20.7cm" svg:y2="11cm">
            <text:p/>
          </draw:line>
          <draw:line draw:style-name="gr4" draw:text-style-name="P4" draw:layer="layout" svg:x1="16.9cm" svg:y1="14.8cm" svg:x2="20.7cm" svg:y2="11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Typical banks we see are far worse</text:p>
              <text:p>Each channel has a legacy full stack</text:p>
              <text:p>Business rules implemented separately in each one</text:p>
              <text:p/>
            </draw:text-box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21.1cm" svg:y2="7.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Increa</text:span><text:span text:style-name="T1">singl</text:span><text:span text:style-name="T1">y </text:span><text:span text:style-name="T1">com</text:span><text:span text:style-name="T1">mon </text:span><text:span text:style-name="T1">patte</text:span><text:span text:style-name="T1">rn</text:span></text:p>
              <text:p><text:span text:style-name="T1">Make </text:span><text:span text:style-name="T1">servi</text:span><text:span text:style-name="T1">ce </text:span><text:span text:style-name="T1">dum</text:span><text:span text:style-name="T1">b</text:span></text:p>
              <text:p><text:span text:style-name="T1">Factor </text:span><text:span text:style-name="T1">out </text:span><text:span text:style-name="T1">busin</text:span><text:span text:style-name="T1">ess </text:span><text:span text:style-name="T1">logic</text:span></text:p>
              <text:p><text:span text:style-name="T1">Focus </text:span><text:span text:style-name="T1">on </text:span><text:span text:style-name="T2">decis</text:span><text:span text:style-name="T2">ions</text:span></text:p>
              <text:p><text:span text:style-name="T2"><text:tab/></text:span><text:span text:style-name="T2">- </text:span><text:span text:style-name="T3">typic</text:span><text:span text:style-name="T3">ally </text:span><text:span text:style-name="T3">yes/n</text:span><text:span text:style-name="T3">o </text:span><text:span text:style-name="T3">resp</text:span><text:span text:style-name="T3">onse</text:span><text:span text:style-name="T3">s</text:span></text:p>
              <text:p><text:span text:style-name="T3"><text:tab/></text:span><text:span text:style-name="T3">- </text:span><text:span text:style-name="T3">might </text:span><text:span text:style-name="T3">be </text:span><text:span text:style-name="T3">qualif</text:span><text:span text:style-name="T3">ied </text:span><text:span text:style-name="T3">(e.g. </text:span><text:span text:style-name="T3">yes, </text:span><text:span text:style-name="T3">but </text:span><text:span text:style-name="T3">get </text:span><text:span text:style-name="T3">2FA)</text:span></text:p>
              <text:p><text:span text:style-name="T2"/></text:p>
            </draw:text-box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Add </text:span><text:span text:style-name="T2">enfor</text:span><text:span text:style-name="T2">cem</text:span><text:span text:style-name="T2">ent </text:span><text:span text:style-name="T2">point</text:span><text:span text:style-name="T1"> </text:span><text:span text:style-name="T1">betw</text:span><text:span text:style-name="T1">een </text:span><text:span text:style-name="T1">client </text:span><text:span text:style-name="T1">and </text:span><text:span text:style-name="T1">serv</text:span><text:span text:style-name="T1">er</text:span></text:p>
              <text:p><text:span text:style-name="T1">Maybe </text:span><text:span text:style-name="T1">a </text:span><text:span text:style-name="T1">prox</text:span><text:span text:style-name="T1">y</text:span></text:p>
              <text:p><text:span text:style-name="T1">Maybe </text:span><text:span text:style-name="T1">more </text:span><text:span text:style-name="T1">a </text:span><text:span text:style-name="T1">softw</text:span><text:span text:style-name="T1">are </text:span><text:span text:style-name="T1">front-</text:span><text:span text:style-name="T1">end </text:span><text:span text:style-name="T1">on </text:span><text:span text:style-name="T1">the </text:span><text:span text:style-name="T1">serv</text:span><text:span text:style-name="T1">er</text:span></text:p>
              <text:p><text:span text:style-name="T1"/></text:p>
              <text:p><text:span text:style-name="T1">Enforc</text:span><text:span text:style-name="T1">eme</text:span><text:span text:style-name="T1">nt </text:span><text:span text:style-name="T1">point </text:span><text:span text:style-name="T1">const</text:span><text:span text:style-name="T1">ructs </text:span><text:span text:style-name="T2">decis</text:span><text:span text:style-name="T2">ion </text:span><text:span text:style-name="T2">requ</text:span><text:span text:style-name="T2">ests</text:span></text:p>
              <text:p><text:span text:style-name="T2"/></text:p>
              <text:p><text:span text:style-name="T2">Decisi</text:span><text:span text:style-name="T2">on </text:span><text:span text:style-name="T2">Point </text:span><text:span text:style-name="T3">evalu</text:span><text:span text:style-name="T3">ates </text:span><text:span text:style-name="T3">requ</text:span><text:span text:style-name="T3">ests</text:span></text:p>
              <text:p><text:span text:style-name="T3"><text:tab/></text:span><text:span text:style-name="T3">- </text:span><text:span text:style-name="T3">perm</text:span><text:span text:style-name="T3">it/den</text:span><text:span text:style-name="T3">y </text:span><text:span text:style-name="T3">answ</text:span><text:span text:style-name="T3">er</text:span></text:p>
              <text:p><text:span text:style-name="T3"/></text:p>
            </draw:text-box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Decisi</text:span><text:span text:style-name="T1">on </text:span><text:span text:style-name="T1">point </text:span><text:span text:style-name="T1">may </text:span><text:span text:style-name="T1">obtai</text:span><text:span text:style-name="T1">n </text:span><text:span text:style-name="T1">infor</text:span><text:span text:style-name="T1">matio</text:span><text:span text:style-name="T1">n </text:span><text:span text:style-name="T1">exter</text:span><text:span text:style-name="T1">nally</text:span></text:p>
              <text:p><text:span text:style-name="T1"><text:tab/></text:span><text:span text:style-name="T1">- </text:span><text:span text:style-name="T1">e.g. </text:span><text:span text:style-name="T1">bank </text:span><text:span text:style-name="T1">bala</text:span><text:span text:style-name="T1">nce </text:span><text:span text:style-name="T1">to </text:span><text:span text:style-name="T1">auth</text:span><text:span text:style-name="T1">orise </text:span><text:span text:style-name="T1">pay</text:span><text:span text:style-name="T1">ment</text:span></text:p>
              <text:p><text:span text:style-name="T1"/></text:p>
            </draw:text-box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custom-shape draw:style-name="gr3" draw:text-style-name="P1" draw:layer="layout" svg:width="4.6cm" svg:height="2.6cm" svg:x="2.3cm" svg:y="12cm">
            <text:p text:style-name="P1">Admi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5" draw:text-style-name="P1" draw:layer="layout" svg:width="1.4cm" svg:height="1.2cm" svg:x="8.7cm" svg:y="12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4" draw:layer="layout" svg:x1="6.9cm" svg:y1="13.2cm" svg:x2="8.7cm" svg:y2="13.2cm">
            <text:p/>
          </draw:line>
          <draw:line draw:style-name="gr4" draw:text-style-name="P4" draw:layer="layout" svg:x1="11.7cm" svg:y1="13.2cm" svg:x2="10.1cm" svg:y2="13.2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Rules </text:span><text:span text:style-name="T1">are </text:span><text:span text:style-name="T1">auth</text:span><text:span text:style-name="T1">ored </text:span><text:span text:style-name="T1">exter</text:span><text:span text:style-name="T1">nally</text:span></text:p>
              <text:p><text:span text:style-name="T1">Some </text:span><text:span text:style-name="T1">form </text:span><text:span text:style-name="T1">of </text:span><text:span text:style-name="T1">store</text:span></text:p>
              <text:p><text:span text:style-name="T1"/></text:p>
              <text:p><text:span text:style-name="T1">Archite</text:span><text:span text:style-name="T1">ctura</text:span><text:span text:style-name="T1">l split</text:span></text:p>
              <text:p><text:span text:style-name="T1"><text:tab/></text:span><text:span text:style-name="T1">- </text:span><text:span text:style-name="T1">differ</text:span><text:span text:style-name="T1">ent </text:span><text:span text:style-name="T1">avail</text:span><text:span text:style-name="T1">abilit</text:span><text:span text:style-name="T1">y / </text:span><text:span text:style-name="T1">secu</text:span><text:span text:style-name="T1">rity </text:span><text:span text:style-name="T1">reqs</text:span></text:p>
              <text:p><text:span text:style-name="T1"><text:tab/></text:span><text:span text:style-name="T1">- </text:span><text:span text:style-name="T1">contr</text:span><text:span text:style-name="T1">olled </text:span><text:span text:style-name="T1">chan</text:span><text:span text:style-name="T1">ge </text:span><text:span text:style-name="T1">proc</text:span><text:span text:style-name="T1">ess</text:span></text:p>
              <text:p><text:span text:style-name="T1"><text:tab/></text:span><text:span text:style-name="T1">- </text:span><text:span text:style-name="T1">pubk</text:span><text:span text:style-name="T1">ey </text:span><text:span text:style-name="T1">encr</text:span><text:span text:style-name="T1">yptio</text:span><text:span text:style-name="T1">n </text:span><text:span text:style-name="T1">betw</text:span><text:span text:style-name="T1">een </text:span><text:span text:style-name="T1">two </text:span><text:span text:style-name="T1">parts</text:span></text:p>
              <text:p><text:span text:style-name="T1"/></text:p>
            </draw:text-box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Rules Engine</text:p>
          </draw:text-box>
        </draw:frame>
        <draw:g>
          <draw:g>
            <draw:custom-shape draw:style-name="gr3" draw:text-style-name="P1" draw:layer="layout" svg:width="4.6cm" svg:height="2.6cm" svg:x="16.4cm" svg:y="11.9cm">
              <text:p text:style-name="P1">Decision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6cm" svg:height="2.6cm" svg:x="7cm" svg:y="11.9cm">
              <text:p text:style-name="P1">Admin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4cm" svg:height="1.2cm" svg:x="13.4cm" svg:y="12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4" draw:text-style-name="P4" draw:layer="layout" svg:x1="11.6cm" svg:y1="13.1cm" svg:x2="13.4cm" svg:y2="13.1cm">
              <text:p/>
            </draw:line>
            <draw:line draw:style-name="gr4" draw:text-style-name="P4" draw:layer="layout" svg:x1="16.4cm" svg:y1="13.1cm" svg:x2="14.8cm" svg:y2="13.1cm">
              <text:p/>
            </draw:line>
          </draw:g>
          <draw:custom-shape draw:style-name="gr6" draw:text-style-name="P1" draw:layer="layout" svg:width="14cm" svg:height="2.6cm" svg:x="7cm" svg:y="6.5cm">
            <text:p text:style-name="P1">System Test</text:p>
            <draw:enhanced-geometry svg:viewBox="0 0 21600 21600" draw:type="rectangle" draw:enhanced-path="M 0 0 L 21600 0 21600 21600 0 21600 0 0 Z N"/>
          </draw:custom-shape>
          <draw:line draw:style-name="gr7" draw:text-style-name="P4" draw:layer="layout" svg:x1="9.3cm" svg:y1="9.1cm" svg:x2="9.3cm" svg:y2="11.9cm">
            <text:p text:style-name="P1"/>
          </draw:line>
          <draw:line draw:style-name="gr4" draw:text-style-name="P4" draw:layer="layout" svg:x1="18.8cm" svg:y1="9.1cm" svg:x2="18.8cm" svg:y2="11.9cm">
            <text:p/>
          </draw:line>
          <draw:frame draw:style-name="gr8" draw:text-style-name="P6" draw:layer="layout" svg:width="2.195cm" svg:height="0.848cm" svg:x="9.205cm" svg:y="10.2cm">
            <draw:text-box>
              <text:p>REST</text:p>
            </draw:text-box>
          </draw:frame>
          <draw:frame draw:style-name="gr8" draw:text-style-name="P6" draw:layer="layout" svg:width="2.195cm" svg:height="0.848cm" svg:x="18.705cm" svg:y="10.2cm">
            <draw:text-box>
              <text:p>REST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>This is what we want to test</text:p>
              <text:p/>
              <text:p>To keep it simple I’ve written a trivial version of each</text:p>
              <text:p>- uses a simple rule language</text:p>
              <text:p>- admin point just a rule compiler</text:p>
              <text:p>- decision point runs requests against compiled rules</text:p>
            </draw:text-box>
          </draw:frame>
        </presentation:notes>
      </draw:page>
      <draw:page draw:name="page9" draw:style-name="dp1" draw:master-page-name="LushGreen2" presentation:presentation-page-layout-name="AL2T3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8" draw:layer="layout" svg:width="12.297cm" svg:height="13.886cm" svg:x="1.4cm" svg:y="4.914cm" presentation:class="outline" presentation:placeholder="true">
          <draw:text-box/>
        </draw:frame>
        <draw:frame presentation:style-name="pr8" draw:layer="layout" svg:width="12.297cm" svg:height="13.886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3" presentation:presentation-page-layout-name="AL3T1">
        <draw:frame presentation:style-name="pr10" draw:layer="layout" svg:width="25.199cm" svg:height="2.4cm" svg:x="1.4cm" svg:y="0.2cm" presentation:class="title" presentation:placeholder="true">
          <draw:text-box/>
        </draw:frame>
        <draw:frame presentation:style-name="pr11" draw:layer="layout" svg:width="20.4cm" svg:height="6.8cm" svg:x="3.8cm" svg:y="8.6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7:01:50.908670884</meta:creation-date>
    <meta:editing-duration>PT52M21S</meta:editing-duration>
    <meta:editing-cycles>11</meta:editing-cycles>
    <meta:generator>LibreOffice/6.0.3.2$Linux_X86_64 LibreOffice_project/00m0$Build-2</meta:generator>
    <dc:title>Lush Green</dc:title>
    <dc:date>2018-07-17T18:09:18.425170844</dc:date>
    <meta:document-statistic meta:object-count="159"/>
  </office:meta>
</office:document-meta>
</file>